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 style:list-style-name="">
      <style:paragraph-properties fo:margin-left="0.319cm" fo:margin-right="0cm" fo:text-indent="0cm" style:auto-text-indent="false"/>
    </style:style>
    <style:style style:name="P3" style:family="paragraph" style:parent-style-name="Standard" style:list-style-name="">
      <style:paragraph-properties fo:margin-left="0.318cm" fo:margin-right="0cm" fo:text-indent="0cm" style:auto-text-indent="false"/>
      <style:text-properties style:font-name="Arial Narrow" fo:font-size="18pt" fo:language="en" fo:country="GB" fo:background-color="transparent" style:font-size-asian="18pt" style:font-name-complex="Arial Narrow" style:font-size-complex="18pt"/>
    </style:style>
    <style:style style:name="P4" style:family="paragraph" style:parent-style-name="Standard">
      <style:paragraph-properties fo:margin-left="0.318cm" fo:margin-right="0cm" fo:text-indent="0cm" style:auto-text-indent="false"/>
      <style:text-properties style:font-name="Arial Narrow" fo:font-size="14pt" fo:background-color="transparent" style:font-size-asian="14pt" style:font-name-complex="Arial Narrow" style:font-size-complex="14pt"/>
    </style:style>
    <style:style style:name="P5" style:family="paragraph" style:parent-style-name="Standard">
      <style:paragraph-properties fo:margin-left="0.318cm" fo:margin-right="0cm" fo:text-indent="0cm" style:auto-text-indent="false"/>
      <style:text-properties style:font-name="Arial Narrow" fo:font-size="14pt" fo:font-weight="bold" fo:background-color="transparent" style:font-size-asian="14pt" style:font-weight-asian="bold" style:font-name-complex="Arial Narrow" style:font-size-complex="14pt"/>
    </style:style>
    <style:style style:name="P6" style:family="paragraph" style:parent-style-name="Standard">
      <style:paragraph-properties fo:margin-left="0.319cm" fo:margin-right="0cm" fo:text-indent="0cm" style:auto-text-indent="false"/>
      <style:text-properties style:font-name="Arial Narrow" fo:font-size="14pt" fo:font-weight="bold" fo:background-color="transparent" style:font-size-asian="14pt" style:font-weight-asian="bold" style:font-name-complex="Arial Narrow" style:font-size-complex="14pt"/>
    </style:style>
    <style:style style:name="P7" style:family="paragraph" style:parent-style-name="Standard">
      <style:paragraph-properties fo:margin-left="0.319cm" fo:margin-right="0cm" fo:text-indent="0cm" style:auto-text-indent="false"/>
      <style:text-properties style:font-name="Arial Narrow" fo:background-color="transparent" style:font-name-complex="Arial Narrow"/>
    </style:style>
    <style:style style:name="P8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9" style:family="paragraph" style:parent-style-name="Standard">
      <style:paragraph-properties fo:margin-left="0.319cm" fo:margin-right="0cm" fo:margin-top="0.199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10" style:family="paragraph" style:parent-style-name="Standard">
      <style:paragraph-properties fo:margin-left="0.319cm" fo:margin-right="0cm" fo:margin-top="0.21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11" style:family="paragraph" style:parent-style-name="Standard">
      <style:paragraph-properties fo:margin-left="0.319cm" fo:margin-right="0cm" fo:margin-top="0.21cm" fo:margin-bottom="0.199cm" style:contextual-spacing="false" fo:text-indent="0cm" style:auto-text-indent="false"/>
      <style:text-properties style:font-name="Arial Narrow" fo:background-color="transparent" style:font-name-complex="Arial Narrow"/>
    </style:style>
    <style:style style:name="P12" style:family="paragraph" style:parent-style-name="Standard">
      <style:paragraph-properties fo:margin-left="0.318cm" fo:margin-right="0cm" fo:text-indent="0cm" style:auto-text-indent="false"/>
      <style:text-properties style:font-name="Arial Narrow" fo:background-color="transparent" style:font-name-complex="Arial Narrow"/>
    </style:style>
    <style:style style:name="P13" style:family="paragraph" style:parent-style-name="Standard">
      <style:paragraph-properties fo:margin-left="1.249cm" fo:margin-right="0cm" fo:text-indent="0cm" style:auto-text-indent="false"/>
      <style:text-properties style:font-name="Arial Narrow" fo:background-color="transparent" style:font-name-complex="Arial Narrow"/>
    </style:style>
    <style:style style:name="P14" style:family="paragraph" style:parent-style-name="Standard">
      <style:paragraph-properties fo:margin-left="0.319cm" fo:margin-right="0cm" fo:margin-top="0.212cm" fo:margin-bottom="0cm" style:contextual-spacing="false" fo:text-indent="0.93cm" style:auto-text-indent="false"/>
      <style:text-properties style:font-name="Arial Narrow" fo:background-color="transparent" style:font-name-complex="Arial Narrow"/>
    </style:style>
    <style:style style:name="P15" style:family="paragraph" style:parent-style-name="Standard" style:list-style-name="">
      <style:paragraph-properties fo:margin-left="0.319cm" fo:margin-right="0cm" fo:text-indent="0cm" style:auto-text-indent="false"/>
      <style:text-properties style:font-name="Arial Narrow" fo:background-color="transparent" style:font-name-complex="Arial Narrow"/>
    </style:style>
    <style:style style:name="P16" style:family="paragraph" style:parent-style-name="Standard">
      <style:paragraph-properties fo:margin-left="0.635cm" fo:margin-right="0cm" fo:margin-top="0.212cm" fo:margin-bottom="0cm" style:contextual-spacing="false" fo:text-indent="-0.316cm" style:auto-text-indent="false"/>
      <style:text-properties style:font-name="Arial Narrow" fo:background-color="transparent" style:font-name-complex="Arial Narrow"/>
    </style:style>
    <style:style style:name="P17" style:family="paragraph" style:parent-style-name="Standard">
      <style:paragraph-properties fo:margin-left="0.635cm" fo:margin-right="0cm" fo:margin-top="0cm" fo:margin-bottom="0cm" style:contextual-spacing="false" fo:text-indent="-0.316cm" style:auto-text-indent="false"/>
      <style:text-properties style:font-name="Arial Narrow" fo:background-color="transparent" style:font-name-complex="Arial Narrow"/>
    </style:style>
    <style:style style:name="P18" style:family="paragraph" style:parent-style-name="Standard">
      <style:paragraph-properties fo:margin-left="0.318cm" fo:margin-right="0cm" fo:text-indent="0.318cm" style:auto-text-indent="false"/>
      <style:text-properties style:font-name="Arial Narrow" fo:background-color="transparent" style:font-name-complex="Arial Narrow"/>
    </style:style>
    <style:style style:name="P19" style:family="paragraph" style:parent-style-name="Standard">
      <style:paragraph-properties fo:margin-left="0.635cm" fo:margin-right="0cm" fo:text-indent="0cm" style:auto-text-indent="false"/>
      <style:text-properties style:font-name="Arial Narrow" fo:background-color="transparent" style:font-name-complex="Arial Narrow"/>
    </style:style>
    <style:style style:name="P20" style:family="paragraph" style:parent-style-name="Standard">
      <style:paragraph-properties fo:margin-left="0.319cm" fo:margin-right="0cm" fo:text-indent="0cm" style:auto-text-indent="false"/>
      <style:text-properties style:font-name="Arial Narrow" fo:background-color="transparent" style:font-name-complex="Arial Narrow" style:font-size-complex="14pt"/>
    </style:style>
    <style:style style:name="P21" style:family="paragraph" style:parent-style-name="Standard">
      <style:paragraph-properties fo:margin-left="0.318cm" fo:margin-right="0cm" fo:text-indent="0cm" style:auto-text-indent="false"/>
      <style:text-properties style:font-name="Arial Narrow" fo:font-weight="bold" fo:background-color="transparent" style:font-weight-asian="bold" style:font-name-complex="Arial Narrow"/>
    </style:style>
    <style:style style:name="P22" style:family="paragraph" style:parent-style-name="Standard">
      <style:paragraph-properties fo:margin-left="0.319cm" fo:margin-right="0cm" fo:text-indent="0cm" style:auto-text-indent="false"/>
      <style:text-properties style:font-name="Arial Narrow" fo:font-weight="bold" fo:background-color="transparent" style:font-weight-asian="bold" style:font-name-complex="Arial Narrow"/>
    </style:style>
    <style:style style:name="P23" style:family="paragraph" style:parent-style-name="Standard">
      <style:paragraph-properties fo:margin-left="0.319cm" fo:margin-right="0cm" fo:margin-top="0.3cm" fo:margin-bottom="0cm" style:contextual-spacing="false" fo:text-indent="0cm" style:auto-text-indent="false"/>
      <style:text-properties style:font-name="Arial Narrow" fo:font-weight="bold" fo:background-color="transparent" style:font-weight-asian="bold" style:font-name-complex="Arial Narrow"/>
    </style:style>
    <style:style style:name="P24" style:family="paragraph" style:parent-style-name="Standard">
      <style:paragraph-properties fo:margin-left="0.319cm" fo:margin-right="0cm" fo:margin-top="0.3cm" fo:margin-bottom="0cm" style:contextual-spacing="false" fo:text-indent="0cm" style:auto-text-indent="false" fo:break-before="page"/>
      <style:text-properties style:font-name="Arial Narrow" fo:font-weight="bold" fo:background-color="transparent" style:font-weight-asian="bold" style:font-name-complex="Arial Narrow"/>
    </style:style>
    <style:style style:name="P25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font-weight="bold" fo:background-color="transparent" style:font-weight-asian="bold" style:font-name-complex="Arial Narrow"/>
    </style:style>
    <style:style style:name="P26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language="en" fo:country="GB" fo:background-color="transparent" style:font-name-complex="Arial Narrow"/>
    </style:style>
    <style:style style:name="P27" style:family="paragraph" style:parent-style-name="Standard">
      <style:paragraph-properties fo:margin-left="0.319cm" fo:margin-right="0cm" fo:text-indent="0cm" style:auto-text-indent="false"/>
      <style:text-properties style:font-name="Arial Narrow" fo:language="en" fo:country="GB" fo:background-color="transparent" style:font-name-complex="Arial Narrow"/>
    </style:style>
    <style:style style:name="P28" style:family="paragraph" style:parent-style-name="Standard">
      <style:paragraph-properties fo:margin-left="0.318cm" fo:margin-right="0cm" fo:text-indent="0cm" style:auto-text-indent="false"/>
      <style:text-properties style:font-name="Arial Narrow" fo:language="en" fo:country="GB" fo:background-color="transparent" style:font-name-complex="Arial Narrow"/>
    </style:style>
    <style:style style:name="P29" style:family="paragraph" style:parent-style-name="Standard">
      <style:paragraph-properties fo:margin-left="0.319cm" fo:margin-right="0cm" fo:margin-top="0.3cm" fo:margin-bottom="0cm" style:contextual-spacing="false" fo:text-indent="0cm" style:auto-text-indent="false"/>
      <style:text-properties style:font-name="Arial Narrow" style:text-underline-style="solid" style:text-underline-width="auto" style:text-underline-color="font-color" fo:background-color="transparent" style:font-name-complex="Arial Narrow"/>
    </style:style>
    <style:style style:name="P30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style:text-underline-style="solid" style:text-underline-width="auto" style:text-underline-color="font-color" fo:background-color="transparent" style:font-name-complex="Arial Narrow"/>
    </style:style>
    <style:style style:name="P31" style:family="paragraph" style:parent-style-name="Standard">
      <style:paragraph-properties fo:margin-left="0.318cm" fo:margin-right="0cm" fo:text-indent="0cm" style:auto-text-indent="false"/>
    </style:style>
    <style:style style:name="P32" style:family="paragraph" style:parent-style-name="Standard">
      <style:paragraph-properties fo:margin-left="0.319cm" fo:margin-right="0cm" fo:text-indent="0cm" style:auto-text-indent="false"/>
    </style:style>
    <style:style style:name="P33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</style:style>
    <style:style style:name="P34" style:family="paragraph" style:parent-style-name="Standard">
      <style:paragraph-properties fo:margin-left="0.319cm" fo:margin-right="0cm" fo:margin-top="0.3cm" fo:margin-bottom="0cm" style:contextual-spacing="false" fo:text-indent="0cm" style:auto-text-indent="false"/>
    </style:style>
    <style:style style:name="P35" style:family="paragraph" style:parent-style-name="Standard">
      <style:paragraph-properties fo:margin-left="0.319cm" fo:margin-right="0cm" fo:margin-top="0.199cm" fo:margin-bottom="0cm" style:contextual-spacing="false" fo:text-indent="0cm" style:auto-text-indent="false"/>
    </style:style>
    <style:style style:name="P36" style:family="paragraph" style:parent-style-name="Standard">
      <style:paragraph-properties fo:margin-left="0.319cm" fo:margin-right="0cm" fo:margin-top="0cm" fo:margin-bottom="0cm" style:contextual-spacing="false" fo:text-indent="0cm" style:auto-text-indent="false"/>
    </style:style>
    <style:style style:name="P37" style:family="paragraph" style:parent-style-name="Standard">
      <style:paragraph-properties fo:margin-left="3.75cm" fo:margin-right="0cm" fo:margin-top="0.212cm" fo:margin-bottom="0cm" style:contextual-spacing="false" fo:text-indent="0cm" style:auto-text-indent="false"/>
    </style:style>
    <style:style style:name="P38" style:family="paragraph" style:parent-style-name="Standard">
      <loext:graphic-properties draw:fill="none" draw:fill-color="#ffffff"/>
      <style:paragraph-properties fo:margin-left="0.3cm" fo:margin-right="0cm" fo:margin-top="0.199cm" fo:margin-bottom="0.199cm" style:contextual-spacing="true" fo:line-height="107%" fo:text-align="start" style:justify-single-word="false" fo:orphans="0" fo:widows="0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39" style:family="paragraph" style:parent-style-name="Standard">
      <loext:graphic-properties draw:fill="none" draw:fill-color="#ffffff"/>
      <style:paragraph-properties fo:margin-left="0.3cm" fo:margin-right="0cm" fo:margin-top="0.199cm" fo:margin-bottom="0.199cm" style:contextual-spacing="true" fo:text-align="start" style:justify-single-word="false" fo:orphans="0" fo:widows="0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40" style:family="paragraph" style:parent-style-name="Standard">
      <loext:graphic-properties draw:fill="none" draw:fill-color="#ffffff"/>
      <style:paragraph-properties fo:margin-left="0.3cm" fo:margin-right="0cm" fo:margin-top="0.199cm" fo:margin-bottom="0.199cm" style:contextual-spacing="true" fo:line-height="100%" fo:text-align="start" style:justify-single-word="false" fo:orphans="0" fo:widows="0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41" style:family="paragraph" style:parent-style-name="Standard">
      <loext:graphic-properties draw:fill="none" draw:fill-color="#ffffff"/>
      <style:paragraph-properties fo:margin-left="0.3cm" fo:margin-right="0cm" fo:margin-top="0.199cm" fo:margin-bottom="0.199cm" style:contextual-spacing="true" fo:line-height="100%" fo:orphans="0" fo:widows="0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margin-left="0.319cm" fo:margin-right="0cm" fo:margin-top="0.199cm" fo:margin-bottom="0.199cm" style:contextual-spacing="true" fo:line-height="100%" fo:orphans="0" fo:widows="0" fo:hyphenation-ladder-count="no-limit" fo:text-indent="0cm" style:auto-text-indent="false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43" style:family="paragraph" style:parent-style-name="Standard">
      <style:paragraph-properties fo:margin-left="0.319cm" fo:margin-right="0cm" fo:margin-top="0.199cm" fo:margin-bottom="0.199cm" style:contextual-spacing="true" fo:line-height="115%" fo:text-indent="0cm" style:auto-text-indent="false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44" style:family="paragraph" style:parent-style-name="Standard">
      <style:paragraph-properties fo:margin-left="0.319cm" fo:margin-right="0cm" fo:text-indent="0cm" style:auto-text-indent="false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45" style:family="paragraph" style:parent-style-name="Standard">
      <style:paragraph-properties fo:margin-left="0.319cm" fo:margin-right="0cm" fo:margin-top="0cm" fo:margin-bottom="0cm" style:contextual-spacing="false" fo:text-indent="0cm" style:auto-text-indent="false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46" style:family="paragraph" style:parent-style-name="Standard">
      <style:paragraph-properties fo:margin-left="0.318cm" fo:margin-right="0cm" fo:margin-top="0cm" fo:margin-bottom="0cm" style:contextual-spacing="false" fo:text-indent="0cm" style:auto-text-indent="false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47" style:family="paragraph" style:parent-style-name="Standard">
      <loext:graphic-properties draw:fill="none" draw:fill-color="#ffffff"/>
      <style:paragraph-properties fo:margin-left="0.9cm" fo:margin-right="0cm" fo:margin-top="0cm" fo:margin-bottom="0cm" style:contextual-spacing="false" fo:orphans="2" fo:widows="2" fo:hyphenation-ladder-count="no-limit" fo:text-indent="-0.3cm" style:auto-text-indent="false" fo:background-color="transparent" style:writing-mode="lr-tb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48" style:family="paragraph" style:parent-style-name="Standard" style:list-style-name="">
      <loext:graphic-properties draw:fill="none" draw:fill-color="#ffffff"/>
      <style:paragraph-properties fo:margin-left="1.499cm" fo:margin-right="0cm" fo:margin-top="0cm" fo:margin-bottom="0cm" style:contextual-spacing="false" fo:orphans="2" fo:widows="2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49" style:family="paragraph" style:parent-style-name="Standard">
      <style:paragraph-properties fo:margin-left="0.635cm" fo:margin-right="0cm" fo:margin-top="0cm" fo:margin-bottom="0cm" style:contextual-spacing="false" fo:text-indent="-0.316cm" style:auto-text-indent="false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50" style:family="paragraph" style:parent-style-name="Standard">
      <style:paragraph-properties fo:margin-left="0.319cm" fo:margin-right="0cm" fo:margin-top="0.199cm" fo:margin-bottom="0.199cm" style:contextual-spacing="true" fo:line-height="115%" fo:text-indent="0cm" style:auto-text-indent="false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51" style:family="paragraph" style:parent-style-name="Standard">
      <style:paragraph-properties fo:margin-left="0.319cm" fo:margin-right="0cm" fo:margin-top="0.21cm" fo:margin-bottom="0cm" style:contextual-spacing="false" fo:text-indent="0cm" style:auto-text-indent="false"/>
      <style:text-properties fo:font-variant="normal" fo:text-transform="none" fo:color="#000000" loext:opacity="100%" style:font-name="Arial Narrow" fo:font-size="12pt" fo:letter-spacing="normal" fo:language="it" fo:country="IT" fo:font-style="normal" fo:font-weight="normal" fo:background-color="transparent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P52" style:family="paragraph" style:parent-style-name="Standard">
      <style:paragraph-properties fo:margin-left="0.319cm" fo:margin-right="0cm" fo:margin-top="0cm" fo:margin-bottom="0cm" style:contextual-spacing="false" fo:text-indent="0cm" style:auto-text-indent="false"/>
      <style:text-properties fo:font-variant="normal" fo:text-transform="none" fo:color="#000000" loext:opacity="100%" style:font-name="Arial Narrow" fo:font-size="12pt" fo:letter-spacing="normal" fo:language="it" fo:country="IT" fo:font-style="normal" fo:font-weight="normal" fo:background-color="transparent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P53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officeooo:paragraph-rsid="00153c47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language="en" fo:country="GB"/>
    </style:style>
    <style:style style:name="T3" style:family="text">
      <style:text-properties style:font-name="Arial Narrow" fo:font-size="14pt" fo:language="en" fo:country="GB" fo:background-color="transparent" loext:char-shading-value="0" style:font-size-asian="14pt" style:font-name-complex="Arial Narrow" style:font-size-complex="14pt"/>
    </style:style>
    <style:style style:name="T4" style:family="text">
      <style:text-properties style:font-name="Arial Narrow" fo:background-color="transparent" loext:char-shading-value="0" style:font-name-asian="Arial Narrow" style:font-name-complex="Arial Narrow"/>
    </style:style>
    <style:style style:name="T5" style:family="text">
      <style:text-properties style:font-name="Arial Narrow" fo:background-color="transparent" loext:char-shading-value="0" style:font-name-complex="Arial Narrow"/>
    </style:style>
    <style:style style:name="T6" style:family="text">
      <style:text-properties style:font-name="Arial Narrow" officeooo:rsid="00153c47" fo:background-color="transparent" loext:char-shading-value="0" style:font-name-complex="Arial Narrow"/>
    </style:style>
    <style:style style:name="T7" style:family="text">
      <style:text-properties style:font-name="Arial Narrow" fo:font-weight="bold" fo:background-color="transparent" loext:char-shading-value="0" style:font-weight-asian="bold" style:font-name-complex="Arial Narrow"/>
    </style:style>
    <style:style style:name="T8" style:family="text">
      <style:text-properties style:font-name="Arial Narrow" fo:font-weight="bold" fo:background-color="transparent" loext:char-shading-value="0" style:font-weight-asian="bold" style:font-name-complex="Arial Narrow" style:font-weight-complex="bold"/>
    </style:style>
    <style:style style:name="T9" style:family="text">
      <style:text-properties style:font-name="Arial Narrow" style:font-name-complex="Arial Narrow"/>
    </style:style>
    <style:style style:name="T10" style:family="text">
      <style:text-properties style:font-name="Arial Narrow" fo:language="en" fo:country="GB" fo:background-color="transparent" loext:char-shading-value="0" style:font-name-complex="Arial Narrow"/>
    </style:style>
    <style:style style:name="T11" style:family="text">
      <style:text-properties style:font-name="Arial Narrow" fo:language="en" fo:country="GB" officeooo:rsid="00153c47" fo:background-color="transparent" loext:char-shading-value="0" style:font-name-complex="Arial Narrow"/>
    </style:style>
    <style:style style:name="T12" style:family="text">
      <style:text-properties fo:font-weight="bold" style:font-weight-asian="bold"/>
    </style:style>
    <style:style style:name="T13" style:family="text">
      <style:text-properties fo:font-variant="normal" fo:text-transform="none" fo:color="#000000" loext:opacity="100%" style:font-name="Arial Narrow" fo:font-size="12pt" fo:letter-spacing="normal" fo:language="it" fo:country="IT" fo:font-style="normal" fo:font-weight="normal" fo:background-color="transparent" loext:char-shading-value="0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T14" style:family="text">
      <style:text-properties fo:color="#000000" loext:opacity="100%" style:font-name="Arial Narrow" fo:font-size="12pt" fo:language="it" fo:country="IT" fo:background-color="transparent" loext:char-shading-value="0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T15" style:family="text">
      <style:text-properties fo:color="#000000" loext:opacity="100%" style:font-name="Arial Narrow" fo:font-size="12pt" fo:language="it" fo:country="IT" fo:font-weight="bold" fo:background-color="transparent" loext:char-shading-value="0" style:font-name-asian="Times New Roman" style:font-size-asian="12pt" style:language-asian="zh" style:country-asian="CN" style:font-weight-asian="bold" style:font-name-complex="Arial Narrow" style:font-size-complex="12pt" style:language-complex="ar" style:country-complex="SA" style:font-weight-complex="bold"/>
    </style:style>
    <style:style style:name="T16" style:family="text">
      <style:text-properties fo:color="#000000" loext:opacity="100%" style:font-name="Arial Narrow" fo:background-color="transparent" loext:char-shading-value="0" style:font-name-complex="Arial Narrow"/>
    </style:style>
    <style:style style:name="T17" style:family="text">
      <style:text-properties officeooo:rsid="00153c4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19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Manuale operativo display</text:h>
      <text:p text:style-name="P31"><text:span text:style-name="T3">Per TSDZ2 open source firmware v20.1C.6</text:span></text:p>
      <text:p text:style-name="P4">versione modificata della 20 beta 1 (C)</text:p>
      <text:p text:style-name="P4">adattata ai display originali VLCD5 – VLCD6 – XH18</text:p>
      <text:p text:style-name="P4"/>
      <text:p text:style-name="P7">Prima di utilizzare il display e la bici, leggere attentamente il manuale e la guida al configuratore parametri.</text:p>
      <text:p text:style-name="P12">Consultare le leggi del proprio paese relative alla circolazione stradale con biciclette a pedalata assistita.</text:p>
      <text:p text:style-name="P8">Il funzionamento di base dei display rimane quello originale.</text:p>
      <text:p text:style-name="P12">Di seguito non si farà mai riferimento al nome del tasto utilizzato ma alla funzione richiamata, questo perché sui vari display, le funzioni sono richiamate da tasti diversi.</text:p>
      <text:p text:style-name="P8">In particolare si useranno: <text:s/>“luci” <text:tab/><text:tab/>- VLCD5 e XH18, tasto accensione on/off.</text:p>
      <text:p text:style-name="P7"><text:tab/><text:tab/><text:tab/><text:tab/><text:tab/><text:tab/>- VLCD6, tasto (-) 2 secondi.</text:p>
      <text:p text:style-name="P8"><text:tab/><text:tab/><text:tab/> <text:s text:c="7"/>“walk assist” <text:tab/>- VLCD5, tasto (-) 3 secondi.</text:p>
      <text:p text:style-name="P12"><text:tab/><text:tab/><text:tab/><text:tab/><text:tab/><text:tab/>- VLCD6, tasto (+) 2 secondi.</text:p>
      <text:p text:style-name="P13"><text:tab/><text:tab/><text:tab/><text:tab/><text:tab/>- XH18, manopola “Giu” 5 secondi.</text:p>
      <text:p text:style-name="P37"><text:span text:style-name="T4"><text:s text:c="7"/></text:span><text:span text:style-name="T5">“cambio livello” <text:tab/>- VLCD5 e VLCD6, tasti (+) o (-).</text:span></text:p>
      <text:p text:style-name="P13"><text:tab/><text:tab/><text:tab/><text:tab/><text:tab/>- XH18, manopola “Su” o “Giu”.</text:p>
      <text:p text:style-name="P8">Il tasto luci rimane sempre attivo per accendere e spegnere le luci se premuto una sola volta.</text:p>
      <text:p text:style-name="P12">Le funzionalità aggiuntive sono richiamabili con una combinazione del tasto luci, premuto due volte consecutive (on/off) e del livello selezionato.</text:p>
      <text:p text:style-name="P8">Sono previste due modalità di utilizzo del display, visualizzazione dati e impostazione parametri.</text:p>
      <text:p text:style-name="P12">La funzione per visualizzare i dati è “Auto display data” (default abilitata), quella per impostare parametri è “Set parameters” (default disabilitata). Possono essere abilitate o disabilitate contemporaneamente.</text:p>
      <text:p text:style-name="P12">I valori di default sono modificabili nel configuratore, oppure a display salvando la configurazione in eeprom.</text:p>
      <text:p text:style-name="P21"/>
      <text:p text:style-name="P5">VISUALIZZAZIONE DATI</text:p>
      <text:p text:style-name="P8">Con questa funzione è possibile visualizzare a display, dati inerenti il funzionamento del motore TSDZ2.</text:p>
      <text:p text:style-name="P31"><text:span text:style-name="T5">I dati sono visualizzati nel campo della velocità, con valori compresi tra 3.4 e 99.9, valori inferiori vengono ignorati, questo è un limite dei display.</text:span></text:p>
      <text:p text:style-name="P12">Per una migliore risoluzione dei dati, impostare il diametro della ruota, solo a display, al massimo disponibile.</text:p>
      <text:p text:style-name="P12">La visualizzazione dei dati è attiva a tutti i livelli di marcia (da 1 a 4, ECO – TOUR – SPORT - TURBO)</text:p>
      <text:p text:style-name="P12">Il livello 0 – OFF è riservato alle funzioni del display.</text:p>
      <text:p text:style-name="P8">Utilizzo. All’accensione delle luci, i dati sono visualizzati automaticamente in sequenza, per il tempo impostato di ogni singolo dato, poi le luci possono essere spente o lasciate accese.</text:p>
      <text:p text:style-name="P12">Il tipo di dati, il numero di dati, l’ordine della sequenza e i tempi di visualizzazione di ogni singolo dato, si impostano nel configuratore.</text:p>
      <text:p text:style-name="P7">Di default è prevista la visualizzazione di due dati, 1 - percentuale residua batteria, 2 - tensione batteria, per un tempo di 5 secondi ognuno.</text:p>
      <text:p text:style-name="P8">Se la funzione “Set parameters” è abilitata, viene prima visualizzato il codice e lo stato del parametro selezionato per 5 secondi, poi la sequenza di dati.</text:p>
      <text:p text:style-name="P7">Se il tempo di un dato è impostando a zero, la visualizzazione di quel dato è continua, senza limite di tempo.</text:p>
      <text:p text:style-name="P12">E’ possibile interrompere la sequenza di visualizzazione spegnendo le luci.</text:p>
      <text:p text:style-name="P12">Cambiando livello prima della fine del tempo si passa al dato successivo, fino all’ultimo della sequenza.</text:p>
      <text:p text:style-name="P12">Se le luci sono già accese, per ripetere la visualizzazione, basta spegnerle e riaccenderle.</text:p>
      <text:p text:style-name="P8"><text:soft-page-break/>Attenzione, il display interpreta sempre i dati ricevuti come una velocità e di conseguenza incrementa il contachilometri, anche a bici ferma.</text:p>
      <text:p text:style-name="P12">Abilitando nel configuratore “Odometer compensation” (default disabilitato), si possono recuperare i chilometri aggiunti e non percorsi, durante questa operazione la velocità visualizzata in marcia rimane a zero fino al pareggio dei chilometri.</text:p>
      <text:p text:style-name="P8">All’accensione del display viene visualizzato per 5 secondi un dato scelto nel configuratore.</text:p>
      <text:p text:style-name="P7">Disponibili: None = nessun dato, Soc % = percentuale residua batteria (default), Volts = tensione batteria.</text:p>
      <text:p text:style-name="P7">Il dato visualizzato, serve anche come riferimento per il tempo di attesa prima di mettere i piedi sui pedali.</text:p>
      <text:p text:style-name="P20"/>
      <text:p text:style-name="P6">IMPOSTAZIONE PARAMETRI – FUNZIONI</text:p>
      <text:p text:style-name="P8">La gestione dei parametri è organizzata come un menu, dove i 5 livelli sono le voci principali e per ogni livello 3 voci secondarie.</text:p>
      <text:p text:style-name="P7">Per modificare i parametri deve essere abilitata la funzione “Set parameters” (default disabilitata).</text:p>
      <text:p text:style-name="P8">Utilizzo. Scegliere il livello (voce del menu principale), alla prima pressione del tasto luci (on) viene visualizzato un codice, che abbinato al livello selezionato, identifica il parametro da modificare.</text:p>
      <text:p text:style-name="P31"><text:span text:style-name="T5">Premendo il tasto luci <text:s/>una seconda volta (off) entro 5 secondi, si conferma la modifica, lo stato cambia e il codice lampeggia.</text:span></text:p>
      <text:p text:style-name="P12">A questo punto si hanno ancora 5 secondi mentre il codice lampeggia, per passare al parametro successivo, sempre premendo il tasto luci. In questo caso la modifica precedente viene ignorata, altrimenti al termine dei 5 secondi con codice lampeggiante, la modifica è confermata.</text:p>
      <text:p text:style-name="P8">I codici dei menu secondari sono in sequenza E02, E03, E04.</text:p>
      <text:p text:style-name="P12">Attenzione, nella sequenza dei menu secondari <text:s/>solo l’ultimo parametro impostato rimane confermato.</text:p>
      <text:p text:style-name="P12">Attenzione, non confondere i codici di errore con quelli dei parametri, questi ultimi sono sempre visualizzati volontariamente con una pressione del tasto luci. I codici di errore sono visualizzati automaticamente.</text:p>
      <text:p text:style-name="P12">Anche in presenza di un errore è possibile accedere all’impostazione dei parametri.</text:p>
      <text:p text:style-name="P12">Terminata l’operazione ritorna il codice errore se ancora presente.</text:p>
      <text:p text:style-name="P8">La funzione “Set parameters” si abilita/disabilita a livello 0-OFF impostando E02 - SET PARAMETER, tasto luci 2 volte (on/off) fino a E02 lampeggiante.</text:p>
      <text:p text:style-name="P12">Ora si può modificare l’impostazione degli altri parametri come da menu elencato più avanti.</text:p>
      <text:p text:style-name="P12">E' un passaggio in più, ma anche una sicurezza contro modifiche involontarie.</text:p>
      <text:p text:style-name="P12">Scegliere il livello del menu desiderato e il parametro da modificare seguendo la procedura descritta.</text:p>
      <text:p text:style-name="P33"><text:span text:style-name="T5">Durante la modifica di un parametro, oltre al codice per identificarlo, viene visualizzato anche lo stato del parametro stesso.</text:span></text:p>
      <text:p text:style-name="P12">Alla prima pressione del tasto luci (on) lo stato corrente, alla seconda (off) con codice lampeggiante il nuovo <text:s/>stato modificato.</text:p>
      <text:p text:style-name="P12">Con XH18, codice e stato sono in due campi differenti e quindi sono visualizzati contemporaneamente.</text:p>
      <text:p text:style-name="P12">Con VLCD5/6, codice e stato si alternano in quanto visualizzati nello stesso campo della velocità.</text:p>
      <text:p text:style-name="P12">I parametri si abilitano e disabilitano sempre nella stessa posizione di menu, lo stato è indicato dal <text:s/>primo numero a sinistra nel campo della velocità, 1=enable 0=disable.</text:p>
      <text:p text:style-name="P12">Le modalità di assistenza sono identificabili con un numero da 1 a 6 come elencato più avanti.</text:p>
      <text:p text:style-name="P12">La configurazione delle luci con un numero da 0 a 8 in funzione delle scelte fatte nel configuratore.</text:p>
      <text:p text:style-name="P8">Le voci dei menu sono in ordine di priorità, al primo posto quelle verosimilmente più usate.</text:p>
      <text:p text:style-name="P12">Non è previsto un comando per il ritorno ai valori di default, se necessario, basta spegnere e riaccendere.</text:p>
      <text:p text:style-name="P33"><text:span text:style-name="T5">La funzione “Auto display data” si abilita/disabilita a livello 0-OFF impostando E03 – AUTO DISPLAY DATA, tasto luci 4 volte, 2 (on/off) + 2 (on/off) volte fino a E03 lampeggiante.</text:span></text:p>
      <text:p text:style-name="P31"><text:span text:style-name="T5">E' possibile salvare le impostazioni correnti come default, a livello 0-OFF, impostare E04-SAVE DEFAULT, tasto luci 6 volte, 2 (on/off) + 2 (on/off) + 2 (on/off) fino a E04 lampeggiante.</text:span></text:p>
      <text:p text:style-name="P8"><text:soft-page-break/>Procedura per il reset manuale della percentuale residua batteria.</text:p>
      <text:p text:style-name="P12">Selezionare il livello 4-TURBO e premere il tasto luci 2 volte (on/off) entro 5 secondi dall’accensione.</text:p>
      <text:p text:style-name="P12">Alla prima pressione (on) viene visualizzata la percentuale precedentemente memorizzata, alla seconda pressione (off) la percentuale reale, calcolata con i valori di tensione usati per le tacche.</text:p>
      <text:p text:style-name="P12">Utile quando si mette una batteria non completamente carica o alla prima accensione dopo il caricamento del programma.</text:p>
      <text:p text:style-name="P12">A batteria completamente carica, il reset al 99,9% è automatico.</text:p>
      <text:p text:style-name="P12"><text:span text:style-name="T12"/></text:p>
      <text:p text:style-name="P12"><text:span text:style-name="T12">Descrizione delle voci del menu e valori dei livelli di assistenza di default:</text:span></text:p>
      <text:p text:style-name="P8">LEVEL 0 - OFF <text:s text:c="3"/>-&gt;<text:tab/>DISPLAY FUNCTION<text:tab/>funzioni del display e salvataggio impostazioni</text:p>
      <text:p text:style-name="P33"><text:span text:style-name="T5"><text:tab/></text:span><text:span text:style-name="T10">E02<text:tab/>- SET PARAMETER<text:tab/><text:tab/>enable (1) / disable (0)</text:span></text:p>
      <text:p text:style-name="P26"><text:tab/>E03 <text:tab/>- AUTO DISPLAY DATA<text:tab/>enable (1) / disable (0)</text:p>
      <text:p text:style-name="P33"><text:span text:style-name="T10"><text:tab/></text:span><text:span text:style-name="T5">E04 <text:tab/>- SAVE DEFAULT<text:tab/><text:tab/>per salvare le impostazioni correnti (diventano di default)</text:span></text:p>
      <text:p text:style-name="P12"/>
      <text:p text:style-name="P12">LEVEL 1 - ECO <text:s text:c="3"/>-&gt;<text:tab/>MOTOR FUNCTION<text:tab/>funzioni strada e motore</text:p>
      <text:p text:style-name="P33"><text:span text:style-name="T5"><text:tab/></text:span><text:span text:style-name="T10">E02 <text:tab/>- STREET MODE<text:tab/><text:tab/>enable (1) / disable (0)</text:span></text:p>
      <text:p text:style-name="P26"><text:tab/>E03 <text:tab/>- STARTUP BOOST<text:tab/><text:tab/>enable (1) / disable (0)</text:p>
      <text:p text:style-name="P14">E04 <text:tab/>- TORQUE SENSOR ADV.<text:tab/>enable (1) / disable (0) e calibrazione torque sensor</text:p>
      <text:p text:style-name="P12"/>
      <text:p text:style-name="P12">LEVEL 2 - TOUR <text:s/>-&gt; <text:s/><text:tab/>ASSIST MODE 1<text:tab/>Cambio modalità di assistenza 1</text:p>
      <text:p text:style-name="P33"><text:span text:style-name="T5"><text:tab/></text:span><text:span text:style-name="T10">E02 <text:s text:c="3"/>1<text:tab/>- POWER ASSIST<text:tab/>ECO-</text:span><text:span text:style-name="T11">7</text:span><text:span text:style-name="T10">0 <text:s text:c="2"/>TOUR-1</text:span><text:span text:style-name="T11">4</text:span><text:span text:style-name="T10">0 <text:s/>SPORT-</text:span><text:span text:style-name="T11">23</text:span><text:span text:style-name="T10">0 <text:s text:c="2"/>TURBO-</text:span><text:span text:style-name="T11">34</text:span><text:span text:style-name="T10">0 (30-500%)</text:span></text:p>
      <text:p text:style-name="P33"><text:span text:style-name="T10"><text:tab/></text:span><text:span text:style-name="T5">E03 <text:s text:c="3"/>2<text:tab/>- TORQUE ASSIST<text:tab/>ECO-</text:span><text:span text:style-name="T6">4</text:span><text:span text:style-name="T5">0 <text:s text:c="2"/>TOUR-80 <text:s text:c="3"/>SPORT-110 <text:s text:c="2"/>TURBO-140 (fino 254)</text:span></text:p>
      <text:p text:style-name="P8"><text:tab/>E04 <text:s text:c="3"/>3<text:tab/>- CADENCE ASSIST<text:tab/>ECO-<text:span text:style-name="T17">8</text:span>0 <text:s text:c="2"/>TOUR-<text:span text:style-name="T17">100</text:span> <text:s/>SPORT-1<text:span text:style-name="T17">3</text:span>0 <text:s text:c="2"/>TURBO-160 (fino 254)</text:p>
      <text:p text:style-name="P12"/>
      <text:p text:style-name="P12">LEVEL 3 - SPORT -&gt; <text:tab/>ASSIST MODE 2<text:tab/>Cambio modalità di assistenza 2</text:p>
      <text:p text:style-name="P53"><text:span text:style-name="T5"><text:tab/></text:span><text:span text:style-name="T10">E02 <text:s text:c="3"/>4<text:tab/>- EMTB ASSIST<text:tab/>ECO-6</text:span><text:span text:style-name="T11">0</text:span><text:span text:style-name="T10"> <text:s text:c="2"/>TOUR-</text:span><text:span text:style-name="T11">100</text:span><text:span text:style-name="T10"> <text:s text:c="2"/>SPORT-1</text:span><text:span text:style-name="T11">40</text:span><text:span text:style-name="T10"> <text:s/>TURBO-1</text:span><text:span text:style-name="T11">80 </text:span><text:span text:style-name="T10">(fino 254)</text:span></text:p>
      <text:p text:style-name="P33"><text:span text:style-name="T10"><text:tab/></text:span><text:span text:style-name="T5">E03 <text:s text:c="3"/>5<text:tab/>- HYBRID ASSIST<text:tab/>Valori combinati di POWER e TORQUE</text:span></text:p>
      <text:p text:style-name="P33"><text:span text:style-name="T5"><text:tab/></text:span><text:span text:style-name="T10">E04 <text:s text:c="3"/>6<text:tab/>- CRUISE MODE<text:tab/>ECO-1</text:span><text:span text:style-name="T11">2</text:span><text:span text:style-name="T10"> <text:s text:c="2"/>TOUR-1</text:span><text:span text:style-name="T11">6</text:span><text:span text:style-name="T10"> <text:s text:c="2"/>SPORT-2</text:span><text:span text:style-name="T11">0</text:span><text:span text:style-name="T10"> <text:s text:c="2"/>TURBO-24<text:tab/>(km/h)</text:span></text:p>
      <text:p text:style-name="P28"/>
      <text:p text:style-name="P28">LEVEL 4 - TURBO <text:s/>-&gt; <text:s/>LIGHTS MODE<text:tab/><text:tab/>Configurazione luci</text:p>
      <text:p text:style-name="P26"><text:tab/>E02 <text:s text:c="3"/>1<text:tab/>- Lights ON (0)/Lights FLASHING (1)</text:p>
      <text:p text:style-name="P26"><text:tab/>E03 <text:s text:c="3"/>6<text:tab/>- LIGHTS ON &amp; BRAKE FLASHING <text:s/>or <text:tab/>ASSIST WITHOUT PEDALIG ROTATION (0 / 1)</text:p>
      <text:p text:style-name="P26"><text:tab/>E04 <text:s text:c="3"/>7<text:tab/>- LIGHTS FLASHING &amp; BRAKE ON <text:s/>or <text:s/>ASSIST WITH SENSORS ERROR (0 / 1)</text:p>
      <text:p text:style-name="P26"/>
      <text:p text:style-name="P22">Scelta modalità di assistenza</text:p>
      <text:p text:style-name="P8">Sono disponibili 6 modalità di assistenza, scegliere quella preferita.</text:p>
      <text:p text:style-name="P8">1 - POWER ASSIST <text:s text:c="2"/><text:tab/>assistenza proporzionale alla potenza sui pedali</text:p>
      <text:p text:style-name="P12">2 - TORQUE ASSIST <text:s/><text:tab/>assistenza proporzionale alla coppia sui pedali</text:p>
      <text:p text:style-name="P12">3 - CADENCE ASSIST<text:tab/>assistenza subordinata al movimento dei pedali</text:p>
      <text:p text:style-name="P12">4 - EMTB ASSIST <text:s text:c="3"/><text:tab/><text:tab/>assistenza con percentuale progressiva della coppia sui pedali</text:p>
      <text:p text:style-name="P12">5 - HYBRID ASSIST<text:tab/><text:tab/>assistenza combinata power + torque</text:p>
      <text:p text:style-name="P12">6 - CRUISE MODE<text:tab/><text:tab/>assistenza con controllo della velocità.</text:p>
      <text:p text:style-name="P8">In ogni modalità, sono previsti 4 livelli di assistenza ECO – TOUR – SPORT – TURBO.</text:p>
      <text:p text:style-name="P7">I valori di assistenza per ogni livello e per ogni modalità sono modificabili nel configuratore.</text:p>
      <text:p text:style-name="P7">A livello 0-OFF il motore è fermo.</text:p>
      <text:p text:style-name="P7"><text:soft-page-break/>La modalità di assistenza si imposta a livello 2 o a livello 3, come indicato nella tabella precedente, premendo il tasto luci 2 volte (on/off) per ogni posizione (E02 - E03 – E04).</text:p>
      <text:p text:style-name="P7">All’accensione delle luci, per 5 secondi, <text:s/>viene visualizzato la modalità corrente (primo numero a sinistra, valori da 1 a 6 come descritto in precedenza), allo spegnimento entro 5 secondi dall'accensione, viene visualizzata la modalità cambiata.</text:p>
      <text:p text:style-name="P12">La modalità di assistenza all’accensione (di default “Power assist”), è modificabile nel configuratore, oppure a display salvando in eeprom la configurazione corrente.</text:p>
      <text:p text:style-name="P12"/>
      <text:p text:style-name="P23">Modalità di assistenza WALK ASSIST</text:p>
      <text:p text:style-name="P9">Da utilizzare quando è necessaria un’assistenza per spingere la bici a piedi fino a 6 km/h.</text:p>
      <text:p text:style-name="P12">Attivabile col pulsante dedicato, consultare il manuale del proprio display.</text:p>
      <text:p text:style-name="P12">Sono previsti 4 livelli di assistenza ECO – TOUR – SPORT – TURBO.</text:p>
      <text:p text:style-name="P12">I valori di assistenza sono modificabili nel configuratore.</text:p>
      <text:p text:style-name="P31"><text:span text:style-name="T5">A livello 0-OFF nessuna assistenza (con eccezioni, vedi più avanti).</text:span></text:p>
      <text:p text:style-name="P8">Ci sono delle limitazioni dovute ai display XH18 e VLCD5, attivando il pulsante walk assist diminuisce anche il livello, è un difetto dei display bisogna tenerne conto, non si attiva l’assistenza del livello impostato ma di quello inferiore. Non solo, ma attivando il pulsante walk assist a livello 1-ECO, si passa a livello 0-OFF e il motore si ferma, ma non sempre. A volte mantiene l’assistenza del livello 1, è un limite dei display.</text:p>
      <text:p text:style-name="P8">Nel configuratore, per ogni livello, è impostata una velocità da raggiungere e mantenere.</text:p>
      <text:p text:style-name="P38">All'avvio di "Walk assist" ci sarà un superamento della velocità impostata, questa è una calibrazione automatica.</text:p>
      <text:p text:style-name="P39">Serve a definire il rapporto tra velocità della ruota e giri del motore, e a calcolare la potenza massima richiesta in quelle condizioni di utilizzo (rapporto di trasmissione e pendenza da superare), stabilizzandosi poi alla velocità impostata.</text:p>
      <text:p text:style-name="P40">La regolazione avviene sui giri del motore, pertanto rimane costante anche impostando valori di velocità non rilevabili dal sensore.</text:p>
      <text:p text:style-name="P41">Se necessario è possibile ripetere l'autocalibrazione, rilasciare il pulsante e premere nuovamente.</text:p>
      <text:p text:style-name="P41">La velocità impostata potrebbe non essere raggiunta a causa della limitazione di potenza.</text:p>
      <text:p text:style-name="P42">In caso di problemi al sensore di velocità, l'assistenza alla camminata non funziona correttamente.</text:p>
      <text:p text:style-name="P8">Usare marce basse, marce alte procurano uno stress alla trasmissione.</text:p>
      <text:p text:style-name="P12">E’ disponibile un tempo antirimbalzo sul pulsante di attivazione del walk assist, utile su terreni accidentati quando un rimbalzo può causare il rilascio non voluto del pulsante.</text:p>
      <text:p text:style-name="P12">Da abilitare e configurare, consultare la guida alla configurazione dei parametri.</text:p>
      <text:p text:style-name="P23">Modalità di assistenza STARTUP ASSIST</text:p>
      <text:p text:style-name="P51">Deve essere abilitato nel configuratore “Startup assist enabled”.</text:p>
      <text:p text:style-name="P52">Serve per partire da fermo su salite difficili.</text:p>
      <text:p text:style-name="P52">Si attiva con le luci accese premendo il pulsante “Walk assist” e, tenendolo premuto, iniziare a pedalare.</text:p>
      <text:p text:style-name="P36"><text:span text:style-name="T13">Dopo l'avvio, rilasciare il pulsante. La velocità è limitata a 6 km/h.</text:span><text:span text:style-name="T14"><text:line-break/>Con pulsante premuto il funzionamento è simile all’acceleratore ma per partire è necessario pedalare,</text:span><text:span text:style-name="T13"> la potenza erogata dipende dal livello di assistenza e dalla spinta sui pedali.</text:span><text:span text:style-name="T14"> </text:span></text:p>
      <text:p text:style-name="P51">Attenzione, se “Startup assist” è abilitato, “Walk assist” è disponibile solo con le luci spente.</text:p>
      <text:p text:style-name="P34"><text:span text:style-name="T7">Scelta modalità street</text:span></text:p>
      <text:p text:style-name="P33"><text:span text:style-name="T5">Modalità street, si abilita/disabilita a livello 1, impostando E02 - STREET MODE, tasto luci 2 volte (on/off) fino a E02 lampeggiante.</text:span></text:p>
      <text:p text:style-name="P12">E’ una funzione che può essere configurata come una modalità di guida legale, è possibile limitare la velocità e la potenza del motore. L'acceleratore, il modo cruise <text:s/>e il walk assist sono disabilitati. </text:p>
      <text:p text:style-name="P12">Per queste impostazioni, consultare la guida alla configurazione dei parametri.</text:p>
      <text:p text:style-name="P31"><text:span text:style-name="T5">Informarsi sulle restrizioni legislative del proprio paese, riguardo i limiti di velocità e di potenza del motore.</text:span></text:p>
      <text:p text:style-name="P8"><text:soft-page-break/>Modalità fuori strada, si attiva con modalità strada disabilitata.</text:p>
      <text:p text:style-name="P12">Da usare al di fuori delle strade pubbliche, è possibile impostare limiti di velocità e di potenza diversi da quelli in modalità strada.</text:p>
      <text:p text:style-name="P12"/>
      <text:p text:style-name="P24">Scelta startup boost</text:p>
      <text:p text:style-name="P33"><text:span text:style-name="T5">La funzione BOOST, se abilitata, aumenta l’assistenza in partenza e a bassa cadenza, solo in modalità “Power assist”.</text:span></text:p>
      <text:p text:style-name="P31"><text:span text:style-name="T5">Si abilita/disabilita a livello 1, impostando E03 – STARTUP BOOST, tasto luci 4 volte, 2</text:span><text:span text:style-name="T10">(on/off)</text:span><text:span text:style-name="T5"> + 2</text:span><text:span text:style-name="T10">(on/off)</text:span><text:span text:style-name="T5"> <text:s/>fino a E03 lampeggiante.</text:span></text:p>
      <text:p text:style-name="P23">Scelta torque sensor advanced</text:p>
      <text:p text:style-name="P8">La funzione “Torque sensor advanced”, se abilitata, ottimizza la gamma di utilizzo del sensore di coppia.</text:p>
      <text:p text:style-name="P12">Necessaria una calibrazione, consultare la guida alla configurazione parametri.</text:p>
      <text:p text:style-name="P31"><text:span text:style-name="T5">Si abilita/disabilita a livello 1, impostando E04 – TORQUE SENSOR ADV, tasto luci 6 voltr, 2</text:span><text:span text:style-name="T10">(on/off)</text:span><text:span text:style-name="T5"> + 2</text:span><text:span text:style-name="T10">(on/off)</text:span><text:span text:style-name="T5"> + 2</text:span><text:span text:style-name="T10">(on/off)</text:span><text:span text:style-name="T5"> fino a E04 lampeggiante.</text:span></text:p>
      <text:p text:style-name="P29">Calibrazione dei valori ADC del sensore di coppia.</text:p>
      <text:p text:style-name="P10">In questa posizione del menu con E04 lampeggiante, premendo ancora il tasto luci (on), viene visualizzato per 5 secondi il valore ADC del sensore di coppia, premendolo di nuovo (off) il tempo di visualizzazione aumenta a 25 secondi, sufficiente per ottenere i valori di calibrazione ADC da inserire nel configuratore.</text:p>
      <text:p text:style-name="P8">Il valore ADC del sensore di coppia senza nessuna spinta sui pedali in “Pedal torque ADC offset”.</text:p>
      <text:h text:style-name="P2" text:outline-level="1"><text:span text:style-name="T16">Il valore ADC del sensore di coppia con la massima spinta applicata al pedale (ciclista in piedi, sul pedale destro in posizione orizzontale) in</text:span><text:span text:style-name="T5"> “Pedal torque ADC max”. Per terminare l’operazione prima della fine del tempo cambiare livello, oppure proseguire per la successiva calibrazione.</text:span></text:h>
      <text:h text:style-name="P15" text:outline-level="1">Con VLCD5, è possibile visualizzare i valori del sensore di coppia anche nel menu nascosto del display.</text:h>
      <text:p text:style-name="P29">Calibrazione del fattore di conversione ADC del sensore di coppia.</text:p>
      <text:p text:style-name="P9">Ancora con E04 lampeggiante, premere il tasto luci (on), viene visualizzato per 5 secondi il valore del fattore di conversione ADC (default 67), premendo il tasto luci di nuovo (off) il tempo di visualizzazione aumenta a 25 secondi, ora si può effettuare la calibrazione del fattore di conversione ADC.</text:p>
      <text:p text:style-name="P12">Lo scopo di questa calibrazione è quello di ottenere un corretto calcolo della potenza umana (fino a 25 kg).</text:p>
      <text:p text:style-name="P36"><text:span text:style-name="T15">Attenzione</text:span><text:span text:style-name="T14">: “Torque sensor advanced” deve essere disabilitato.</text:span></text:p>
      <text:p text:style-name="P8">Preparare un peso da 20 a 25 kg, che possa essere appeso al pedale in posizione orizzontale.</text:p>
      <text:p text:style-name="P12">Entro i 25 secondi, appendere il peso al pedale e con il valore visualizzato a display, attivare walk assist.</text:p>
      <text:p text:style-name="P12">A display viene visualizzato un altro numero che incrementa gradualmente, rilasciare walk assist quando il valore visualizzato corrisponde al peso sul pedale.</text:p>
      <text:p text:style-name="P12">Dopo il rilascio di walk assist, a display c’è il nuovo valore calcolato del fattore di conversione ADC.</text:p>
      <text:p text:style-name="P12">Prendere nota di questo valore per aggiornare il parametro “Pedal torque ADC step” nel configuratore.</text:p>
      <text:p text:style-name="P12">Attendere la fine di E04 lampeggiante, oppure cambiare livello per terminare la procedura.</text:p>
      <text:p text:style-name="P12">Questo parametro è utilizzato solo in modalità “Power assist”.</text:p>
      <text:p text:style-name="P31"><text:span text:style-name="T5">Attenzione, il valore calcolato </text:span><text:span text:style-name="T14">è inversamente proporzionale all’intervallo ADC del sensore di coppia e</text:span><text:span text:style-name="T5"> può essere molto diverso da quello di default, tanto da richiedere una modifica dei valori di assistenza a tutti i livelli di “Power assist”.</text:span></text:p>
      <text:p text:style-name="P7">Questa calibrazione non è indispensabile, è consigliata solo se si desidera un calcolo preciso della potenza umana ed eventualmente visualizzarla a display.</text:p>
      <text:p text:style-name="P32"><text:span text:style-name="T5">In alternativa, è </text:span><text:span text:style-name="T14">possibile calcolare un valore stimato di “Pedal torque ADC step“ per un peso di 24 kg. Il valore è meno preciso di quello ottenuto con la calibrazione, ma è adeguato allo scopo.</text:span></text:p>
      <text:p text:style-name="P44">Vedere la funzione “Estimated (24 kg)” nel manuale del configuratore.</text:p>
      <text:p text:style-name="P35"><text:span text:style-name="T8">Attenzione:</text:span><text:span text:style-name="T5"> La proce</text:span><text:span text:style-name="T14">dura descritta si applica al parametro “Pedal torque ADC step” che è utilizzato solo con “Calibrated” disabilitato o “Torque sensor adv” disabilitato.</text:span></text:p>
      <text:p text:style-name="P45">Se si effettua la calibrazione ADC del sensore di coppia e si inseriscono i valori nel configuratore, il parametro utilizzato per il calcolo della potenza umana e del rapporto % potenza umana / potenza motore, è “Pedal torque ADC step advanced”.</text:p>
      <text:p text:style-name="P36"><text:span text:style-name="T14">“Calibrated” e “Torque sensor adv” devono essere abilitati.</text:span></text:p>
      <text:p text:style-name="P45"><text:soft-page-break/>Anche questo parametro può essere verificato con una calibrazione, la procedura è la stessa descritta in precedenza, prestando attenzione ad alcune impostazioni nel configuratore:</text:p>
      <text:p text:style-name="P45">Inserire i valori ottenuti dalla calibrazione in “Pedal torque ADC offset” e “Pedal torque ADC max”.</text:p>
      <text:p text:style-name="P36"><text:span text:style-name="T14">“Calibrated” e “Torque sensor adv” devono essere abilitati.</text:span></text:p>
      <text:p text:style-name="P46">Impostare “Pedal torque ADC offset adjustment” a -6 e “Pedal torque ADC range adjustment” a -20 e “Pedal torque ADC angle adjustment” a -20 (solo per la calibrazione, poi possono essere modificati).</text:p>
      <text:p text:style-name="P45">Il valore ottenuto è indipendente dalla gamma del sensore di coppia e non deve essere molto diverso da 34.</text:p>
      <text:p text:style-name="P30">Calibrazione meccanica del sensore di coppia.</text:p>
      <text:p text:style-name="P8">Quando la gamma di lavoro del sensore di coppia è molto limitata, può essere necessaria una calibrazione meccanica.</text:p>
      <text:p text:style-name="P7">Seguire le istruzioni su GitHub:</text:p>
      <text:p text:style-name="P7">https://github.com/bbeschea/TSDZ2_wiki/wiki/Torque-sensor-hardware-calibration</text:p>
      <text:p text:style-name="P7">Impostazione provvisoria nel configuratore:</text:p>
      <text:p text:style-name="P7">"Data 1" = 6 (adc torque sensor 10b)</text:p>
      <text:p text:style-name="P27">"Time to displayed data 1" = 0</text:p>
      <text:p text:style-name="P27">"Number of data displayed at lights on" = 1</text:p>
      <text:p text:style-name="P7">Dopo avere acceso il display e acceso le luci, sarà visualizzato il valore del torque per tutto il tempo necessario.</text:p>
      <text:p text:style-name="P25">Scelta configurazione luci</text:p>
      <text:p text:style-name="P8">Sono disponibili 3 modalità oltre quella di default, scegliere quella preferita (a livello 4).</text:p>
      <text:p text:style-name="P7">Default <text:s/>Con comando luci ON, accese</text:p>
      <text:p text:style-name="P12">E02<text:tab/> <text:s text:c="3"/>Con comando luci ON, lampeggianti, si alterna con la modalità di default</text:p>
      <text:p text:style-name="P12">E03<text:tab/> <text:s text:c="3"/>Con comando luci ON, accese e lampeggio veloce in frenata anche con comando luci OFF</text:p>
      <text:p text:style-name="P12">E04<text:tab/> <text:s text:c="3"/>Con comando luci ON, lampeggianti e accese in frenata anche con comando luci OFF</text:p>
      <text:p text:style-name="P8">Le modalità in frenata, sono disponibili solo con sensori dei freni installati.</text:p>
      <text:p text:style-name="P12">Per altre modalità consultare la guida alla configurazione dei parametri.</text:p>
      <text:p text:style-name="P7">La configurazione delle luci si imposta a livello 4, come indicato nella tabella precedente, premendo il tasto luci 2 volte (on/off) per ogni posizione. Per l’utilizzo, le luci devono essere abilitate anche nel configuratore.</text:p>
      <text:p text:style-name="P8">Le posizioni E03, E04, possono essere utilizzate per funzioni alternative, vedere la guida al configuratore.</text:p>
      <text:p text:style-name="P7">E03 - Per abilitare/disabilitare l’assistenza in partenza senza la rotazione del pedali</text:p>
      <text:p text:style-name="P7">E04 - Per abilitare l’assistenza anche in presenza di un errore, esempio un guasto a un sensore.</text:p>
      <text:p text:style-name="P7"/>
      <text:p text:style-name="P22">Impostazioni del display originale.</text:p>
      <text:p text:style-name="P8">Note sulle impostazioni nel menu delle funzioni nascoste dei display.</text:p>
      <text:p text:style-name="P12">Consultare il manuale del modello installato.</text:p>
      <text:p text:style-name="P9">- 6 km/h, se presente impostare a 1-ON per usare la modalità walk assist. Abilitare anche nel configuratore.</text:p>
      <text:p text:style-name="P16">- wheel diameter, impostare il diametro della ruota in pollici. Attenzione, questo valore non è più utilizzato per il calcolo della velocità e dei chilometri percorsi, ma solo per la visualizzazione dei dati. Per una migliore risoluzione dei dati, impostare il diametro della ruota al massimo disponibile (solo a display).</text:p>
      <text:p text:style-name="P16">- speed units, unità di misura di velocità e contachilometri. Impostare quelle preferite km/h-km o mph-miglia. Impostare le stesse unità di misura anche nel configuratore.</text:p>
      <text:p text:style-name="P16">- speed limit, limite di velocità. Di default non è utilizzato, i limiti di velocità sono quelli impostati nel configuratore, se come limite di velocità massima si preferisce usare quello a display, abilitare il parametro “Set max speed from display” nel configuratore.</text:p>
      <text:p text:style-name="P18">Rimane comunque sempre attivo il limite di velocità in modalità STREET.</text:p>
      <text:p text:style-name="P19"><text:soft-page-break/>Attenzione, quando il limite di velocità a display è inferiore a quello in modalità STREET, quello a display ha la priorità.</text:p>
      <text:p text:style-name="P19">Esempio:</text:p>
      <text:p text:style-name="P19"><text:tab/>- limite a display 30 km/h, limite STREET 25 km/h, limite utilizzato 25 km/h</text:p>
      <text:p text:style-name="P19"><text:tab/>- limite a display 20 km/h, limite STREET 25 km/h, limite utilizzato 20 km/h</text:p>
      <text:p text:style-name="P16">- TE e TE1 (solo con display VLCD5). Valori del torque sensor, solo visualizzazione.</text:p>
      <text:p text:style-name="P47">Utili nella procedura di calibrazione.</text:p>
      <text:p text:style-name="P49"><text:tab/><text:tab/>- TE, valore adc senza spinta sui pedali. Da inserire in “Pedal torque ADC offset”.</text:p>
      <text:p text:style-name="P49"><text:tab/><text:tab/>- TE1, pedal torque delta, il valore a vuoto è zero, aumenta con la spinta sui pedali.</text:p>
      <text:h text:style-name="P48" text:outline-level="1">Il valore da inserire in “Pedal torque ADC max”, è il valore massimo (ottenuto con ciclista in piedi, sul pedale destro in posizione orizzontale) sommato al valore di TE”.</text:h>
      <text:p text:style-name="P17"/>
      <text:p text:style-name="P5">CODICI ERRORE</text:p>
      <text:p text:style-name="P8">Gli errori e i relativi codici elencati nei manuali originali dei display, non sono più validi.</text:p>
      <text:p text:style-name="P7">Attenzione, la presenza di un errore disabilita l’assistenza in tutte le modalità.</text:p>
      <text:p text:style-name="P12">E’ comunque possibile forzare l’assistenza anche con un errore se questo è causato da un problema a un <text:s/>sensore. Di coppia, di cadenza o di velocità.</text:p>
      <text:p text:style-name="P12">Si dovrà scegliere la modalità di assistenza che non prevede l’utilizzo del sensore guasto.</text:p>
      <text:p text:style-name="P7">Nel configuratore “Lights mode 3” deve essere impostato a 10 – “Assistance with sensors error”.</text:p>
      <text:p text:style-name="P32"><text:span text:style-name="T5">Abilitare a livello 4-TURBO, E04 - ASSIST WITH SENSORS ERROR, premendo il tasto luci 6 volte, <text:s/>2</text:span><text:span text:style-name="T10">(on/off)</text:span><text:span text:style-name="T5"> + 2</text:span><text:span text:style-name="T10">(on/off)</text:span><text:span text:style-name="T5"> + 2</text:span><text:span text:style-name="T10">(on/off)</text:span><text:span text:style-name="T5"> fino a E04 lampeggiante. Attenzione, questa funzione non è impostabile nel configuratore, all’accensione è sempre disabilitata, è comunque possibile salvare l’impostazione in eeprom sul display.</text:span></text:p>
      <text:p text:style-name="P7">Usare solo in caso di necessità, con questa funzione abilitata ci sono delle limitazioni nell’assistenza.</text:p>
      <text:p text:style-name="P32"><text:span text:style-name="T5">Dopo ogni errore, è necessario spegnere il display e riaccenderlo.</text:span></text:p>
      <text:p text:style-name="P7"/>
      <text:p text:style-name="P7">Codici e descrizione degli errori:</text:p>
      <text:p text:style-name="P8">E01 - ERROR_OVERVOLTAGE (E06 lampeggiante per XH18)</text:p>
      <text:p text:style-name="P8">Tensione della batteria superiore al valore massimo previsto.</text:p>
      <text:p text:style-name="P12">Probabile errore nell’impostazione dei parametri della batteria.</text:p>
      <text:p text:style-name="P8">E02 - ERROR_TORQUE_SENSOR</text:p>
      <text:p text:style-name="P8">Potrebbe essersi verificato un problema meccanico con il sensore di coppia oppure la calibrazione all’avvio non è stata eseguita correttamente.</text:p>
      <text:p text:style-name="P12">Probabilmente è stata applicata una spinta sui pedali durante l’accensione.</text:p>
      <text:p text:style-name="P12">Spegnere e riaccendere in modo che il sistema possa ricalibrarsi, senza forzare sui pedali.</text:p>
      <text:p text:style-name="P12">Se è abilitata la funzione “Torque sensor adv”, controllare a display se il valore di “Pedal torque ADC offset” con pedali liberi <text:s/>e di “Pedal torque ADC max” con massimo sforzo, corrispondono a quelli inseriti nel configuratore.</text:p>
      <text:p text:style-name="P8">E03 - ERROR_CADENCE_SENSOR</text:p>
      <text:p text:style-name="P8">Durante la pedalata non vengono generati impulsi dal sensore di cadenza, probabilmente guasto.</text:p>
      <text:p text:style-name="P8">E04 - ERROR_MOTOR_BLOCKED</text:p>
      <text:p text:style-name="P8">Motore o ruota bloccata, assorbimento di corrente eccessivo senza la rotazione del motore.</text:p>
      <text:p text:style-name="P12">Assicurarsi che non ci sia un problema meccanico.</text:p>
      <text:p text:style-name="P11">E05 – ERROR_MOTOR_CHECK (E03 lampeggiante per XH18)</text:p>
      <text:p text:style-name="P50">Controllo dell'ingresso dell'acceleratore all'accensione fallito.</text:p>
      <text:p text:style-name="P43">Controllare l’acceleratore e i valori ADC trottle nel configuratore.</text:p>
      <text:p text:style-name="P8">E06 - ERROR_OVERTEMPERATURE</text:p>
      <text:p text:style-name="P8"><text:soft-page-break/>Se nel configuratore è abilitato il parametro “Temperature error with min limit”, segnala che la temperatura del motore ha superato il valore minimo impostato.</text:p>
      <text:p text:style-name="P12">Il motore sta funzionando con potenza limitata.</text:p>
      <text:p text:style-name="P12">La potenza diminuisce gradualmente fino al limite massimo di temperatura, poi il motore si ferma.</text:p>
      <text:p text:style-name="P12">Se invece il parametro <text:s/>è disabilitato, il codice errore segnala il superamento del limite di temperatura massimo, il motore si è fermato dopo la limitazione di potenza.</text:p>
      <text:p text:style-name="P31"><text:span text:style-name="T5">Solo con sensore di temperatura installato e abilitato.</text:span></text:p>
      <text:p text:style-name="P26">E08 - ERROR_SPEED_SENSOR</text:p>
      <text:p text:style-name="P8">Sensore di velocità guasto o magnete troppo distante.</text:p>
      <text:p text:style-name="P33"><text:span text:style-name="T5">E09 - ERROR_WRITE_EEPROM o ERROR_MOTOR_CHECK (E08 lampeggiante per XH18)</text:span></text:p>
      <text:p text:style-name="P8">Errore durante la scrittura in eeprom. Spegnere e riaccendere per riprovare.</text:p>
      <text:p text:style-name="P12">La scrittura in eeprom avviene solo alla prima accensione dopo avere caricato il programma, oppure manualmente tramite la funzione a display.</text:p>
      <text:p text:style-name="P12">Oppure: Controllo del motore se gira senza pedalare (pedalata fantasma).</text:p>
      <text:p text:style-name="P12"/>
      <text:p text:style-name="P32"><text:span text:style-name="T8">Attenzione</text:span><text:span text:style-name="T5">, ci sono errori che disabilitano l’assistenza, ma non possono essere segnalati con un codice a display.</text:span></text:p>
      <text:p text:style-name="P7">Esempio: interruzione della comunicazione tra motore e display, oppure problemi nell’esecuzione del programma.</text:p>
      <text:p text:style-name="P7">In questi casi, spegnere il display e riaccenderl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it" fo:country="IT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2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1" style:font-family-complex="Arial" style:font-family-generic-complex="swiss" style:language-complex="zxx" style:country-complex="none"/>
    </style:style>
    <style:style style:name="Mappa_20_documento" style:display-name="Mappa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Arial Narrow" fo:font-family="'Arial Narrow'" style:font-family-generic="swiss" style:font-pitch="variable" style:font-name-asian="Times New Roman" style:font-family-asian="'Times New Roman'" style:font-family-generic-asian="roman" style:font-pitch-asian="variable" style:font-name-complex="Arial2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>
      <style:text-properties style:font-name="Arial Narrow" style:font-name-complex="Arial Narrow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19cm" fo:border="none"/>
    </style:style>
    <style:page-layout style:name="Mpm1">
      <style:page-layout-properties fo:page-width="21.001cm" fo:page-height="29.7cm" style:num-format="1" style:print-orientation="portrait" fo:margin-top="2.499cm" fo:margin-bottom="1.249cm" fo:margin-left="2.588cm" fo:margin-right="1.95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top="0.653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ornice1" text:anchor-type="char" svg:x="19.05cm" svg:y="0.002cm" svg:width="0.176cm" svg:height="0.434cm" draw:z-index="8"><draw:text-box><text:p text:style-name="Footer"><text:span text:style-name="Page_20_Number"><text:span text:style-name="MT1"><text:page-number text:select-page="current">9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Guida ai parametri del file config</dc:title>
    <meta:initial-creator>Marco Brusadelli</meta:initial-creator>
    <meta:creation-date>2020-01-22T20:28:00</meta:creation-date>
    <dc:date>2025-02-09T08:28:39.114000000</dc:date>
    <meta:print-date>2025-02-09T08:34:55.738000000</meta:print-date>
    <meta:editing-cycles>352</meta:editing-cycles>
    <meta:editing-duration>P3DT23H41M1S</meta:editing-duration>
    <meta:generator>LibreOffice/7.2.3.2$Windows_X86_64 LibreOffice_project/d166454616c1632304285822f9c83ce2e660fd92</meta:generator>
    <meta:document-statistic meta:table-count="0" meta:image-count="0" meta:object-count="0" meta:page-count="9" meta:paragraph-count="250" meta:word-count="3876" meta:character-count="25213" meta:non-whitespace-character-count="21385"/>
  </office:meta>
</office:document-meta>
</file>